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o stretchy="false">[</mo>
            <mrow>
              <mrow>
                <msub>
                  <mrow>
                    <mstyle mathvariant="bold">
                      <mrow>
                        <mi>e</mi>
                      </mrow>
                    </mstyle>
                  </mrow>
                  <mi>i</mi>
                </msub>
                <mo stretchy="false">⋅</mo>
                <mstyle mathvariant="bold">
                  <mrow>
                    <mi>L</mi>
                  </mrow>
                </mstyle>
              </mrow>
              <mi>,</mi>
              <mrow>
                <msub>
                  <mrow>
                    <mstyle mathvariant="bold">
                      <mrow>
                        <mi>e</mi>
                      </mrow>
                    </mstyle>
                  </mrow>
                  <mi>j</mi>
                </msub>
                <mo stretchy="false">⋅</mo>
                <mstyle mathvariant="bold">
                  <mrow>
                    <mi>A</mi>
                  </mrow>
                </mstyle>
              </mrow>
            </mrow>
            <mo stretchy="false">]</mo>
          </mrow>
          <mrow>
            <mrow>
              <mo stretchy="false">−</mo>
              <mi/>
            </mrow>
          </mrow>
        </msub>
        <mo stretchy="false">=</mo>
        <mtext>i</mtext>
      </mrow>
      <mo stretchy="false">ℏ</mo>
      <mrow>
        <mrow>
          <mrow>
            <mo stretchy="false">(</mo>
            <mrow>
              <mrow>
                <msub>
                  <mrow>
                    <mstyle mathvariant="bold">
                      <mrow>
                        <mi>e</mi>
                      </mrow>
                    </mstyle>
                  </mrow>
                  <mi>i</mi>
                </msub>
                <mo stretchy="false">×</mo>
                <msub>
                  <mrow>
                    <mstyle mathvariant="bold">
                      <mrow>
                        <mi>e</mi>
                      </mrow>
                    </mstyle>
                  </mrow>
                  <mi>j</mi>
                </msub>
              </mrow>
            </mrow>
            <mo stretchy="false">)</mo>
          </mrow>
          <mo stretchy="false">⋅</mo>
          <mstyle mathvariant="bold">
            <mrow>
              <mi>A</mi>
            </mrow>
          </mstyle>
        </mrow>
        <mo stretchy="false">=</mo>
        <mtext>i</mtext>
      </mrow>
      <mo stretchy="false">ℏ</mo>
      <msub>
        <mi>A</mi>
        <mi>k</mi>
      </msub>
    </mrow>
    <annotation encoding="StarMath 5.0">[{bold e}_i cdot bold L , {bold e}_j cdot bold A ] _{-`} = "i" hbar ({bold e}_i times {bold e}_j) cdot bold A = "i" hbar A_k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8:32:26.442000000</meta:creation-date>
    <meta:generator>LibreOffice/4.1.4.2$Windows_x86 LibreOffice_project/0a0440ccc0227ad9829de5f46be37cfb6edcf72</meta:generator>
  </office:meta>
</office:document-meta>
</file>